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73c5" officeooo:paragraph-rsid="001873c5"/>
    </style:style>
    <style:style style:name="P2" style:family="paragraph" style:parent-style-name="Standard" style:list-style-name="L1">
      <style:text-properties officeooo:rsid="001873c5" officeooo:paragraph-rsid="001873c5"/>
    </style:style>
    <style:style style:name="P3" style:family="paragraph" style:parent-style-name="Standard" style:list-style-name="L2">
      <style:text-properties officeooo:rsid="001873c5" officeooo:paragraph-rsid="001873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32 Westerbauer BF → Baukloh</text:p>
      <text:p text:style-name="P1"/>
      <text:list xml:id="list2846757678" text:style-name="L1">
        <text:list-item>
          <text:p text:style-name="P2">nach HST Westerbauer BF bis Ende → rechts → Enneper Straße</text:p>
        </text:list-item>
        <text:list-item>
          <text:p text:style-name="P2">Kreisel Westerbauer Schleife 1. rechts → Vogelsanger Straße</text:p>
        </text:list-item>
        <text:list-item>
          <text:p text:style-name="P2">rechts → Am Baukloh</text:p>
        </text:list-item>
        <text:list-item>
          <text:p text:style-name="P2">links → Rotkäppchenweg → HST Rotkäppchen Weg</text:p>
        </text:list-item>
        <text:list-item>
          <text:p text:style-name="P2">Ende links → Twittingstraße</text:p>
        </text:list-item>
      </text:list>
      <text:p text:style-name="P1"/>
      <text:p text:style-name="P1">Linie 532 Baukloh → Westerbauer BF</text:p>
      <text:p text:style-name="P1"/>
      <text:list xml:id="list1013945022" text:style-name="L2">
        <text:list-item>
          <text:p text:style-name="P3">links → Schweewittchenweg</text:p>
        </text:list-item>
        <text:list-item>
          <text:p text:style-name="P3">Ende rechts → Am Baukloh</text:p>
        </text:list-item>
        <text:list-item>
          <text:p text:style-name="P3">links → Vogelsanger Straße</text:p>
        </text:list-item>
        <text:list-item>
          <text:p text:style-name="P3">Kreisel 3. → HST Westerbauer Schleife</text:p>
        </text:list-item>
        <text:list-item>
          <text:p text:style-name="P3">Brandt links → Nordstraß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0:30:38.866296624</meta:creation-date>
    <dc:date>2020-05-20T10:36:09.147370771</dc:date>
    <meta:editing-duration>PT5M31S</meta:editing-duration>
    <meta:editing-cycles>1</meta:editing-cycles>
    <meta:document-statistic meta:table-count="0" meta:image-count="0" meta:object-count="0" meta:page-count="1" meta:paragraph-count="12" meta:word-count="78" meta:character-count="422" meta:non-whitespace-character-count="366"/>
    <meta:generator>LibreOffice/6.0.7.3$Linux_X86_64 LibreOffice_project/00m0$Build-3</meta:generator>
  </office:meta>
</office:document-meta>
</file>